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Runner.filter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Runn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Runner.run( RunNotifier notifi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ctRunner.StrictRunner( InternalRunner runner ,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